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л.: +7-000 000 00 20<text:line-break/>Email: example20@gmail.com<text:line-break/>Образование: Высшее</text:p>
      <text:list xml:id="list1879649490" text:style-name="WWNum9">
        <text:list-item>
          <text:p text:style-name="P3">2009 – 2014, Казахский аграрный университет, факультет «Зоотехния», специальность «Технология производства и переработки продуктов животноводства».</text:p>
        </text:list-item>
        <text:list-item>
          <text:p text:style-name="P5">2015 – 2017, Российская аграрная академия, курс «Устойчивое сельское хозяйство».</text:p>
        </text:list-item>
      </text:list>
      <text:p text:style-name="P1">Сертификаты:<text:line-break/>✔️ «Экологическое сельское хозяйство», Национальная академия сельского хозяйства, 2016 г.<text:line-break/>✔️ «Технологии переработки мясных продуктов», Институт мясной промышленности, 2017 г.<text:line-break/>✔️ «Сельское предпринимательство», Высшая школа бизнеса, 2020 г.</text:p>
      <text:p text:style-name="P1">Опыт работы:</text:p>
      <text:list xml:id="list1115715825" text:style-name="WWNum8">
        <text:list-item>
          <text:p text:style-name="P4"><text:span text:style-name="T1">Зоотехник в компании «АгроПром», 2014 – 2017 гг.</text:span></text:p>
        </text:list-item>
      </text:list>
      <text:list xml:id="list2362235730" text:style-name="WWNum6">
        <text:list-item>
          <text:p text:style-name="P7">Управление процессами разведения и кормления животных, контроль за состоянием здоровья животных.</text:p>
        </text:list-item>
      </text:list>
      <text:list xml:id="list1873629067" text:style-name="WWNum3">
        <text:list-item>
          <text:p text:style-name="P8"><text:span text:style-name="T1">Технолог в мясном производстве «ПромМясо», 2017 – 2020 гг.</text:span></text:p>
        </text:list-item>
      </text:list>
      <text:list xml:id="list321809715" text:style-name="WWNum7">
        <text:list-item>
          <text:p text:style-name="P9">Разработка и внедрение новых технологий переработки мясных продуктов, контроль за качеством продукции.</text:p>
        </text:list-item>
      </text:list>
      <text:list xml:id="list1731164065" text:style-name="WWNum2">
        <text:list-item>
          <text:p text:style-name="P10"><text:span text:style-name="T1">Руководитель проекта по развитию сельского бизнеса в «АгроКомплекс», 2020 – 2023 гг.</text:span></text:p>
        </text:list-item>
      </text:list>
      <text:list xml:id="list1145687230" text:style-name="WWNum1">
        <text:list-item>
          <text:p text:style-name="P11">Организация и координация процессов переработки и поставок сельскохозяйственной продукции.</text:p>
        </text:list-item>
      </text:list>
      <text:list xml:id="list1820341361" text:style-name="WWNum5">
        <text:list-item>
          <text:p text:style-name="P12"><text:span text:style-name="T1">Консультант по аграрному бизнесу</text:span>, 2023 – настоящее время.</text:p>
        </text:list-item>
      </text:list>
      <text:list xml:id="list419029576" text:style-name="WWNum4">
        <text:list-item>
          <text:p text:style-name="P6">Консультирование фермеров и агробизнесов по вопросам производства и переработки продукции.</text:p>
        </text:list-item>
      </text:list>
      <text:p text:style-name="P1">Семейное положение: Женат, трое детей.<text:line-break/>Обо мне: Стремлюсь сделать аграрное производство более эффективным и экологичным, интересуюсь новыми технологиями в переработке сельхозпродукц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69" meta:character-count="1383" meta:non-whitespace-character-count="1232"/>
    <meta:generator>LibreOfficeDev/6.0.5.2$Linux_X86_64 LibreOffice_project/</meta:generator>
  </office:meta>
</office:document-meta>
</file>